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5b9" officeooo:paragraph-rsid="000bb5b9"/>
    </style:style>
    <style:style style:name="P2" style:family="paragraph" style:parent-style-name="Standard">
      <style:text-properties officeooo:rsid="000d4459" officeooo:paragraph-rsid="000d4459"/>
    </style:style>
    <style:style style:name="P3" style:family="paragraph" style:parent-style-name="Standard">
      <style:paragraph-properties fo:break-before="page"/>
      <style:text-properties officeooo:rsid="000d4459" officeooo:paragraph-rsid="000d4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? <text:s text:c="8"/>-&gt; Introduction and overview of IPython's features.</text:p>
      <text:p text:style-name="P1">%quickref -&gt; Quick reference.</text:p>
      <text:p text:style-name="P1">help <text:s text:c="5"/>-&gt; Python's own help system.</text:p>
      <text:p text:style-name="P1">object? <text:s text:c="2"/>-&gt; Details about 'object', use 'object??' for extra details.</text:p>
      <text:p text:style-name="P1">%guiref </text:p>
      <text:p text:style-name="P1"/>
      <text:p text:style-name="P1"><text:a xlink:type="simple" xlink:href="http://johnlaudun.org/20131228-ipython-notebook-keyboard-shortcuts/" text:style-name="Internet_20_link" text:visited-style-name="Visited_20_Internet_20_Link">http://johnlaudun.org/20131228-ipython-notebook-keyboard-shortcuts/</text:a></text:p>
      <text:p text:style-name="P1"/>
      <text:p text:style-name="P2"><text:a xlink:type="simple" xlink:href="http://docs.electrum.org/en/latest/cmdline.html?highlight=install" text:style-name="Internet_20_link" text:visited-style-name="Visited_20_Internet_20_Link">http://docs.electrum.org/en/latest/cmdline.html?highlight=install</text:a></text:p>
      <text:p text:style-name="P2"/>
      <text:p text:style-name="P2">sudo apt-get install jq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9:20:18.394686186</meta:creation-date>
    <dc:date>2018-01-27T13:08:07.078578719</dc:date>
    <meta:editing-duration>PT3H4M20S</meta:editing-duration>
    <meta:editing-cycles>1</meta:editing-cycles>
    <meta:document-statistic meta:table-count="0" meta:image-count="0" meta:object-count="0" meta:page-count="2" meta:paragraph-count="8" meta:word-count="35" meta:character-count="361" meta:non-whitespace-character-count="318"/>
    <meta:generator>LibreOffice/5.1.6.2$Linux_X86_64 LibreOffice_project/10m0$Build-2</meta:generator>
  </office:meta>
</office:document-meta>
</file>